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G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4271in" style:rel-column-width="615*"/>
    </style:style>
    <style:style style:name="Table2.B" style:family="table-column">
      <style:table-column-properties style:column-width="2.3424in" style:rel-column-width="3373*"/>
    </style:style>
    <style:style style:name="Table2.C" style:family="table-column">
      <style:table-column-properties style:column-width="1.3854in" style:rel-column-width="1995*"/>
    </style:style>
    <style:style style:name="Table2.D" style:family="table-column">
      <style:table-column-properties style:column-width="1.3847in" style:rel-column-width="1994*"/>
    </style:style>
    <style:style style:name="Table2.E" style:family="table-column">
      <style:table-column-properties style:column-width="1.3875in" style:rel-column-width="199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 style:data-style-name="N0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96in" style:rel-column-width="9362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.G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most difficult dataset for a decision tree:</text:p>
      <text:p text:style-name="Standard"><text:tab/></text:p>
      <text:p text:style-name="P2">Monk 2</text:p>
      <text:list xml:id="list589809835" text:style-name="L1">
        <text:list-item>
          <text:p text:style-name="P1"><text:tab/>needed to look at all variable </text:p>
        </text:list-item>
        <text:list-item>
          <text:p text:style-name="P1"><text:tab/>(they were all interdependent). <text:s/></text:p>
        </text:list-item>
        <text:list-item>
          <text:p text:style-name="P1"><text:tab/>Meant a tree depth of at least 6</text:p>
        </text:list-item>
      </text:list>
      <text:p text:style-name="Standard"/>
      <text:p text:style-name="P2">Monk 1</text:p>
      <text:list xml:id="list959284059" text:style-name="L2">
        <text:list-item>
          <text:p text:style-name="P3">a1 and a2 were interdependent</text:p>
        </text:list-item>
        <text:list-item>
          <text:p text:style-name="P3">Initially thought this was easiest because there were few constraints and no noise (compare to 3)</text:p>
        </text:list-item>
      </text:list>
      <text:p text:style-name="P2">Monk 3</text:p>
      <text:list xml:id="list871043904" text:style-name="L3">
        <text:list-item>
          <text:p text:style-name="P4">Noise provides a problem</text:p>
        </text:list-item>
        <text:list-item>
          <text:p text:style-name="P4">Inefficient if you don't look at a5 first</text:p>
        </text:list-item>
      </text:list>
      <text:p text:style-name="Standard"/>
      <text:p text:style-name="Standard">Entropy(s) = -p0 log (base 2) p0 – p1 log (base 2) p1</text:p>
      <text:p text:style-name="Standard"/>
      <text:p text:style-name="Standard">Assignment 1</text:p>
      <text:p text:style-name="Standard">Entropy of the training sets:</text:p>
      <text:p text:style-name="Standard"><text:tab/>Monk 1: 1.0 (50/50 split)</text:p>
      <text:p text:style-name="Standard"><text:tab/>Monk 2: .95712</text:p>
      <text:p text:style-name="Standard"><text:tab/>Monk 3: .99981</text:p>
      <text:p text:style-name="Standard"/>
      <text:p text:style-name="Standard">Gain(S, A) = Entropy(S) – sum(abs(Sk)/ abs(S) * Entropy(Sk)) over values(A)</text:p>
      <text:p text:style-name="Standard">Always non-negative (could be zero, means no gain)</text:p>
      <text:p text:style-name="Standard"/>
      <text:p text:style-name="Standard">Assignment 2</text:p>
      <text:p text:style-name="P5">Information Gain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Table_20_Contents">DataSet</text:p>
          </table:table-cell>
          <table:table-cell table:style-name="Table1.A1" office:value-type="string">
            <text:p text:style-name="Table_20_Contents">A1</text:p>
          </table:table-cell>
          <table:table-cell table:style-name="Table1.A1" office:value-type="string">
            <text:p text:style-name="Table_20_Contents">A2</text:p>
          </table:table-cell>
          <table:table-cell table:style-name="Table1.A1" office:value-type="string">
            <text:p text:style-name="Table_20_Contents">A3</text:p>
          </table:table-cell>
          <table:table-cell table:style-name="Table1.A1" office:value-type="string">
            <text:p text:style-name="Table_20_Contents">A4</text:p>
          </table:table-cell>
          <table:table-cell table:style-name="Table1.A1" office:value-type="string">
            <text:p text:style-name="Table_20_Contents">A5</text:p>
          </table:table-cell>
          <table:table-cell table:style-name="Table1.G1" office:value-type="string">
            <text:p text:style-name="Table_20_Contents">A6</text:p>
          </table:table-cell>
        </table:table-row>
        <table:table-row>
          <table:table-cell table:style-name="Table1.A2" office:value-type="string">
            <text:p text:style-name="Table_20_Contents">Monk 1</text:p>
          </table:table-cell>
          <table:table-cell table:style-name="Table1.B2" office:value-type="float" office:value="0.075">
            <text:p text:style-name="Table_20_Contents">0.0753</text:p>
          </table:table-cell>
          <table:table-cell table:style-name="Table1.B2" office:value-type="float" office:value="0">
            <text:p text:style-name="Table_20_Contents">.00584</text:p>
          </table:table-cell>
          <table:table-cell table:style-name="Table1.B2" office:value-type="float" office:value="0">
            <text:p text:style-name="Table_20_Contents">.00471</text:p>
          </table:table-cell>
          <table:table-cell table:style-name="Table1.B2" office:value-type="float" office:value="0">
            <text:p text:style-name="Table_20_Contents">.0263</text:p>
          </table:table-cell>
          <table:table-cell table:style-name="Table1.B2" office:value-type="float" office:value="0">
            <text:p text:style-name="P6">.287</text:p>
          </table:table-cell>
          <table:table-cell table:style-name="Table1.G2" office:value-type="float" office:value="0">
            <text:p text:style-name="Table_20_Contents">.000758</text:p>
          </table:table-cell>
        </table:table-row>
        <table:table-row>
          <table:table-cell table:style-name="Table1.A2" office:value-type="string">
            <text:p text:style-name="Table_20_Contents">Monk 2</text:p>
          </table:table-cell>
          <table:table-cell table:style-name="Table1.B2" office:value-type="float" office:value="0">
            <text:p text:style-name="Table_20_Contents">.00376</text:p>
          </table:table-cell>
          <table:table-cell table:style-name="Table1.B2" office:value-type="float" office:value="0">
            <text:p text:style-name="Table_20_Contents">.00246</text:p>
          </table:table-cell>
          <table:table-cell table:style-name="Table1.B2" office:value-type="float" office:value="0">
            <text:p text:style-name="Table_20_Contents">.00106</text:p>
          </table:table-cell>
          <table:table-cell table:style-name="Table1.B2" office:value-type="float" office:value="0">
            <text:p text:style-name="Table_20_Contents">.0157</text:p>
          </table:table-cell>
          <table:table-cell table:style-name="Table1.B2" office:value-type="float" office:value="0">
            <text:p text:style-name="P6">.0173</text:p>
          </table:table-cell>
          <table:table-cell table:style-name="Table1.G2" office:value-type="float" office:value="0">
            <text:p text:style-name="Table_20_Contents">.00625</text:p>
          </table:table-cell>
        </table:table-row>
        <table:table-row>
          <table:table-cell table:style-name="Table1.A2" office:value-type="string">
            <text:p text:style-name="Table_20_Contents">Monk 3</text:p>
          </table:table-cell>
          <table:table-cell table:style-name="Table1.B2" office:value-type="float" office:value="0">
            <text:p text:style-name="Table_20_Contents">.00712</text:p>
          </table:table-cell>
          <table:table-cell table:style-name="Table1.B2" office:value-type="float" office:value="0">
            <text:p text:style-name="P6">.294</text:p>
          </table:table-cell>
          <table:table-cell table:style-name="Table1.B2" office:value-type="float" office:value="0">
            <text:p text:style-name="Table_20_Contents">.000831</text:p>
          </table:table-cell>
          <table:table-cell table:style-name="Table1.B2" office:value-type="float" office:value="0">
            <text:p text:style-name="Table_20_Contents">.00289</text:p>
          </table:table-cell>
          <table:table-cell table:style-name="Table1.B2" office:value-type="float" office:value="0">
            <text:p text:style-name="Table_20_Contents">.256</text:p>
          </table:table-cell>
          <table:table-cell table:style-name="Table1.G2" office:value-type="float" office:value="0">
            <text:p text:style-name="Table_20_Contents">.00708</text:p>
          </table:table-cell>
        </table:table-row>
      </table:table>
      <text:p text:style-name="Standard"/>
      <text:p text:style-name="Standard">Take one with highest information gain</text:p>
      <text:p text:style-name="Standard"/>
      <text:p text:style-name="Standard"/>
      <text:p text:style-name="Standard">2<text:span text:style-name="T2">nd</text:span> Level for Monk1 datase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a5</text:p>
          </table:table-cell>
          <table:table-cell table:style-name="Table2.B1" office:value-type="float" office:value="1">
            <text:p text:style-name="Table_20_Contents">1</text:p>
          </table:table-cell>
          <table:table-cell table:style-name="Table2.B1" office:value-type="float" office:value="2">
            <text:p text:style-name="Table_20_Contents">2</text:p>
          </table:table-cell>
          <table:table-cell table:style-name="Table2.B1" office:value-type="float" office:value="3">
            <text:p text:style-name="Table_20_Contents">3</text:p>
          </table:table-cell>
          <table:table-cell table:style-name="Table2.E1" office:value-type="float" office:value="4">
            <text:p text:style-name="Table_20_Contents">4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Outcome clear(E =0) Info Gain always 0 after. <text:s/></text:p>
          </table:table-cell>
          <table:table-cell table:style-name="Table2.A2" office:value-type="string">
            <text:p text:style-name="Table_20_Contents">Pick a4 (Pick a1or a2 more useful, but only looked 1 level deep, so usless)</text:p>
          </table:table-cell>
          <table:table-cell table:style-name="Table2.A2" office:value-type="string">
            <text:p text:style-name="Table_20_Contents">Pick a6</text:p>
          </table:table-cell>
          <table:table-cell table:style-name="Table2.E2" office:value-type="string">
            <text:p text:style-name="Table_20_Contents">pick a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Decision Tree printouts (we had the same drawing for depth three as the computer)</text:p>
      <text:p text:style-name="Standard"/>
      <text:p text:style-name="Standard">Error Table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Etrain</text:p>
          </table:table-cell>
          <table:table-cell table:style-name="Table3.C1" office:value-type="string">
            <text:p text:style-name="Table_20_Contents">Etest</text:p>
          </table:table-cell>
        </table:table-row>
        <table:table-row>
          <table:table-cell table:style-name="Table3.A2" office:value-type="string">
            <text:p text:style-name="Table_20_Contents">Monk 1</text:p>
          </table:table-cell>
          <table:table-cell table:style-name="Table3.B2" office:value-type="float" office:value="1">
            <text:p text:style-name="Table_20_Contents">1</text:p>
          </table:table-cell>
          <table:table-cell table:style-name="Table3.C2" office:value-type="float" office:value="0">
            <text:p text:style-name="Table_20_Contents">.829</text:p>
          </table:table-cell>
        </table:table-row>
        <table:table-row>
          <table:table-cell table:style-name="Table3.A2" office:value-type="string">
            <text:p text:style-name="Table_20_Contents">Monk 2</text:p>
          </table:table-cell>
          <table:table-cell table:style-name="Table3.B2" office:value-type="float" office:value="0">
            <text:p text:style-name="Table_20_Contents">1</text:p>
          </table:table-cell>
          <table:table-cell table:style-name="Table3.C2" office:value-type="float" office:value="0">
            <text:p text:style-name="Table_20_Contents">.692</text:p>
          </table:table-cell>
        </table:table-row>
        <table:table-row>
          <table:table-cell table:style-name="Table3.A2" office:value-type="string">
            <text:p text:style-name="Table_20_Contents">Monk 3</text:p>
          </table:table-cell>
          <table:table-cell table:style-name="Table3.B2" office:value-type="float" office:value="0">
            <text:p text:style-name="Table_20_Contents">1</text:p>
          </table:table-cell>
          <table:table-cell table:style-name="Table3.C2" office:value-type="float" office:value="0">
            <text:p text:style-name="Table_20_Contents">.944</text:p>
          </table:table-cell>
        </table:table-row>
      </table:table>
      <text:p text:style-name="Standard"/>
      <text:p text:style-name="Standard">The 1s for the training data are mandatory (it is trained to be correct on this data)</text:p>
      <text:p text:style-name="Standard">We were right that Monk 2 hardest, wrong about Monk 3 harder than Monk 1: Interdependency worse than noise. <text:s/></text:p>
      <text:p text:style-name="Standard"/>
      <text:p text:style-name="Standard">PRUNING</text:p>
      <text:p text:style-name="Standard">Take part of the training data to train the tree, use other part to prune. <text:s/></text:p>
      <text:p text:style-name="Standard">To prune, check on the pruning data by removing one subtree at a time, and comparing the error to the old tree. <text:s/>Only prune if the performance is not worse (if equal, take the smaller pruned tree). <text:s/>Small trees generalize better than larger trees. <text:s/></text:p>
      <text:p text:style-name="Standard"/>
      <text:p text:style-name="Standard">Performance depends on which data in training set vs which is in the pruning set. <text:s/>Thus, we averaged over 10 different splits for each fraction. </text:p>
      <text:p text:style-name="Standard"/>
      <text:p text:style-name="Standard">Pruning error tables</text:p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Table_20_Contents">Percent of training data</text:p>
          </table:table-cell>
          <table:table-cell table:style-name="Table4.B1" office:value-type="float" office:value="0.3">
            <text:p text:style-name="Table_20_Contents">0.3</text:p>
          </table:table-cell>
          <table:table-cell table:style-name="Table4.B1" office:value-type="float" office:value="0.4">
            <text:p text:style-name="Table_20_Contents">0.4</text:p>
          </table:table-cell>
          <table:table-cell table:style-name="Table4.B1" office:value-type="float" office:value="0.5">
            <text:p text:style-name="Table_20_Contents">0.5</text:p>
          </table:table-cell>
          <table:table-cell table:style-name="Table4.B1" office:value-type="float" office:value="0.6">
            <text:p text:style-name="Table_20_Contents">0.6</text:p>
          </table:table-cell>
          <table:table-cell table:style-name="Table4.B1" office:value-type="float" office:value="0.7">
            <text:p text:style-name="Table_20_Contents">0.7</text:p>
          </table:table-cell>
          <table:table-cell table:style-name="Table4.G1" office:value-type="string">
            <text:p text:style-name="Table_20_Contents">0.8</text:p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Monk 1</text:p>
          </table:table-cell>
          <table:table-cell table:style-name="Table4.B2" office:value-type="float" office:value="0.766">
            <text:p text:style-name="Table_20_Contents">0.766</text:p>
          </table:table-cell>
          <table:table-cell table:style-name="Table4.B2" office:value-type="float" office:value="0">
            <text:p text:style-name="Table_20_Contents">.788</text:p>
          </table:table-cell>
          <table:table-cell table:style-name="Table4.B2" office:value-type="float" office:value="0">
            <text:p text:style-name="Table_20_Contents">.799</text:p>
          </table:table-cell>
          <table:table-cell table:style-name="Table4.B2" office:value-type="float" office:value="0">
            <text:p text:style-name="Table_20_Contents">.797</text:p>
          </table:table-cell>
          <table:table-cell table:style-name="Table4.B2" office:value-type="float" office:value="0">
            <text:p text:style-name="P6">.802</text:p>
          </table:table-cell>
          <table:table-cell table:style-name="Table4.G2" office:value-type="float" office:value="0">
            <text:p text:style-name="Table_20_Contents">.780</text:p>
          </table:table-cell>
        </table:table-row>
        <table:table-row>
          <table:table-cell table:style-name="Table4.A2" office:value-type="string">
            <text:p text:style-name="Table_20_Contents">Monk 3</text:p>
          </table:table-cell>
          <table:table-cell table:style-name="Table4.B2" office:value-type="float" office:value="0">
            <text:p text:style-name="Table_20_Contents">.920</text:p>
          </table:table-cell>
          <table:table-cell table:style-name="Table4.B2" office:value-type="float" office:value="0">
            <text:p text:style-name="Table_20_Contents">.939</text:p>
          </table:table-cell>
          <table:table-cell table:style-name="Table4.B2" office:value-type="float" office:value="0">
            <text:p text:style-name="Table_20_Contents">.951</text:p>
          </table:table-cell>
          <table:table-cell table:style-name="Table4.B2" office:value-type="float" office:value="0">
            <text:p text:style-name="Table_20_Contents">.966</text:p>
          </table:table-cell>
          <table:table-cell table:style-name="Table4.B2" office:value-type="float" office:value="0">
            <text:p text:style-name="Table_20_Contents">.963</text:p>
          </table:table-cell>
          <table:table-cell table:style-name="Table4.G2" office:value-type="float" office:value="0">
            <text:p text:style-name="P6">.967</text:p>
          </table:table-cell>
        </table:table-row>
      </table:table>
      <text:p text:style-name="Standard"/>
      <text:p text:style-name="Standard">In general, better to have more training data up to a certain point. <text:s/>Should spend at least half of your data on building the tree. <text:s/></text:p>
      <text:p text:style-name="Standard">Pruning helps much more if you have noisy data to start with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kolaus Demmel</meta:initial-creator>
    <meta:creation-date>2011-09-21T11:15:13</meta:creation-date>
    <dc:date>2011-09-21T12:27:01</dc:date>
    <dc:creator>Nikolaus Demmel</dc:creator>
    <meta:editing-duration>PT00H24M53S</meta:editing-duration>
    <meta:editing-cycles>2</meta:editing-cycles>
    <meta:generator>OpenOffice.org/3.2$Unix OpenOffice.org_project/320m12$Build-9483</meta:generator>
    <meta:printed-by>Nikolaus Demmel</meta:printed-by>
    <meta:print-date>2011-09-21T12:26:38</meta:print-date>
    <meta:document-statistic meta:table-count="4" meta:image-count="0" meta:object-count="0" meta:page-count="2" meta:paragraph-count="104" meta:word-count="415" meta:character-count="2135"/>
  </office:meta>
</office:document-meta>
</file>